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02cm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11 Hunan Collegiate Programming Contest K Solution</text:p>
      <text:p text:style-name="Standard">题目大意</text:p>
      <text:p text:style-name="Standard"><text:tab/>输入N,Q,(N&lt;100000,M&lt;=250000)第二行输入N 个不超过100000的正整数，接下来有Q行，每行可能是查询或者位移，查询的形式为query(L,R)表示查询[L,R]之间的最小值，位移shift(p1,p2..pk)表示将位置为p_i的数字移到p_i-1,p1移动到pk。输入数据合法。</text:p>
      <text:p text:style-name="Standard">算法分析</text:p>
      <text:p text:style-name="Standard"><text:tab/>线段树，唯一有问题的是实现的问题。每个节点上记录左子树的最小值和右子树的最小值，对于l==r的节点最小值就是那个点上的的权值，并且用一个数组记录这个节点在线段树中的位置。具体实现的时候只要记录最小值数组的下标即可。否则的话真正转移起来会很麻烦。</text:p>
      <text:p text:style-name="Standard"><text:tab/>查询的时候输出左右子树最小值即可，移动的时候先移动每一个元素的值，然后对这些移动过的元素更新一遍最小值。更新的方法是从这个元素在树中的位置的父节点开始(这个节点在线段树中的位置之前以经记录过了)，然后沿树向上并且记录之前的节点是从哪里来的。比如说我们现在更新到了节点s，如果之前的位置在s*2就说明是从左子树来的，如果是s*2+1就是右子树，这样的话就可以更新s相对应的子树的最小值。</text:p>
      <text:p text:style-name="Standard"><text:tab/>PS:这题开始想到其实不记录最小值是左子树或者右子树也不影响结果？但是实际上样例就是一个很好的反例，因为有些情况下最小值和次小值不在同一棵子树上，如果仅仅记录最小值在最小值改变以后就不能考虑另一边的子树上有最小值的情况了。</text:p>
      <text:p text:style-name="Standard">参考代码</text:p>
      <table:table table:name="表格1" table:style-name="表格1">
        <table:table-column table:style-name="表格1.A"/>
        <table:table-row>
          <table:table-cell table:style-name="表格1.A1" office:value-type="string">
            <text:p text:style-name="Table_20_Contents">//2011 hunan college programming contest</text:p>
            <text:p text:style-name="Table_20_Contents">#include&lt;cstdlib&gt;</text:p>
            <text:p text:style-name="Table_20_Contents">#include&lt;cstdio&gt;</text:p>
            <text:p text:style-name="Table_20_Contents">#include&lt;cstring&gt;</text:p>
            <text:p text:style-name="Table_20_Contents">#define MAXNODE 1 &lt;&lt; 24</text:p>
            <text:p text:style-name="Table_20_Contents">#define MAXN 100005</text:p>
            <text:p text:style-name="Table_20_Contents">#define INF 1000000009</text:p>
            <text:p text:style-name="Table_20_Contents"/>
            <text:p text:style-name="Table_20_Contents">class treenode</text:p>
            <text:p text:style-name="Table_20_Contents">{</text:p>
            <text:p text:style-name="Table_20_Contents">public:</text:p>
            <text:p text:style-name="Table_20_Contents"><text:s text:c="2"/>int l , r , minl , minr ;//minl , minr is the min verxs in it's lefttree and right</text:p>
            <text:p text:style-name="Table_20_Contents">};</text:p>
            <text:p text:style-name="Table_20_Contents"/>
            <text:p text:style-name="Table_20_Contents">treenode node[ MAXNODE ];</text:p>
            <text:p text:style-name="Table_20_Contents"/>
            <text:p text:style-name="Table_20_Contents">int n , q ;</text:p>
            <text:p text:style-name="Table_20_Contents">int qe[ MAXN ] , pos[ MAXN ] , base[ MAXN ] ;</text:p>
            <text:p text:style-name="Table_20_Contents">//qe current shift or query value</text:p>
            <text:p text:style-name="Table_20_Contents">//pos , position that l == r</text:p>
            <text:p text:style-name="Table_20_Contents">//base original value </text:p>
            <text:p text:style-name="Table_20_Contents"/>
            <text:p text:style-name="Table_20_Contents"><text:soft-page-break/>//update the min value position , isleft = s update from it's leftchild or right</text:p>
            <text:p text:style-name="Table_20_Contents">void update( int s , int minp , bool isleft )//minp = min value position</text:p>
            <text:p text:style-name="Table_20_Contents">{</text:p>
            <text:p text:style-name="Table_20_Contents"><text:s text:c="2"/></text:p>
            <text:p text:style-name="Table_20_Contents"><text:s text:c="2"/>if( node[ s ].l not_eq node[ s ].r )</text:p>
            <text:p text:style-name="Table_20_Contents"><text:s text:c="4"/>{</text:p>
            <text:p text:style-name="Table_20_Contents"><text:s text:c="6"/>if( isleft and base[ node[ s ].minl ] &gt; base[ minp ] )</text:p>
            <text:p text:style-name="Table_20_Contents"><text:s text:c="8"/>node[ s ].minl = minp;</text:p>
            <text:p text:style-name="Table_20_Contents"><text:s text:c="6"/>else if( not isleft and base[ node[ s ].minr ] &gt; base[ minp ] ) </text:p>
            <text:p text:style-name="Table_20_Contents"><text:s text:c="8"/>node[ s ].minr = minp;</text:p>
            <text:p text:style-name="Table_20_Contents"><text:s text:c="4"/>}</text:p>
            <text:p text:style-name="Table_20_Contents"/>
            <text:p text:style-name="Table_20_Contents"><text:s text:c="2"/>if( s &gt; 1 )</text:p>
            <text:p text:style-name="Table_20_Contents"><text:s text:c="4"/>{</text:p>
            <text:p text:style-name="Table_20_Contents"><text:s text:c="6"/>//update min value of the whole tree to it's parent</text:p>
            <text:p text:style-name="Table_20_Contents"><text:s text:c="6"/>minp = base[ node[ s ].minl ] &lt; base[ node[ s ].minr ] ? node[ s ].minl : node[ s ].minr;</text:p>
            <text:p text:style-name="Table_20_Contents"><text:s text:c="6"/>if( s &amp; 1 == 1 )</text:p>
            <text:p text:style-name="Table_20_Contents"><text:s text:c="8"/>update( s &gt;&gt; 1 , minp , false );</text:p>
            <text:p text:style-name="Table_20_Contents"><text:s text:c="6"/>else</text:p>
            <text:p text:style-name="Table_20_Contents"><text:s text:c="8"/>update( s &gt;&gt; 1 , minp , true );</text:p>
            <text:p text:style-name="Table_20_Contents"><text:s text:c="4"/>}</text:p>
            <text:p text:style-name="Table_20_Contents"><text:s text:c="2"/>return ;</text:p>
            <text:p text:style-name="Table_20_Contents">}</text:p>
            <text:p text:style-name="Table_20_Contents"/>
            <text:p text:style-name="Table_20_Contents">//create linear tree</text:p>
            <text:p text:style-name="Table_20_Contents">void create( int l , int r , int s )</text:p>
            <text:p text:style-name="Table_20_Contents">{</text:p>
            <text:p text:style-name="Table_20_Contents"><text:s text:c="2"/>node[ s ].l = l , node[ s ].r = r ;</text:p>
            <text:p text:style-name="Table_20_Contents"><text:s text:c="2"/>node[ s ].minl = n + 1 , node[ s ].minr = n + 1 ;</text:p>
            <text:p text:style-name="Table_20_Contents"><text:s text:c="2"/></text:p>
            <text:p text:style-name="Table_20_Contents"><text:s text:c="2"/>if( l == r )</text:p>
            <text:p text:style-name="Table_20_Contents"><text:s text:c="4"/>{</text:p>
            <text:p text:style-name="Table_20_Contents"><text:s text:c="6"/>pos[ l ] = s ;//record the position that l == r</text:p>
            <text:p text:style-name="Table_20_Contents"><text:s text:c="6"/>node[ s ].minl = l ;</text:p>
            <text:p text:style-name="Table_20_Contents"><text:s text:c="6"/>node[ s ].minr = l ;</text:p>
            <text:p text:style-name="Table_20_Contents"><text:s text:c="6"/>if( s &amp; 1 == 1 )</text:p>
            <text:p text:style-name="Table_20_Contents"><text:s text:c="8"/>update( ( s &gt;&gt; 1 ) , l , false );</text:p>
            <text:p text:style-name="Table_20_Contents"><text:soft-page-break/><text:s text:c="6"/>else</text:p>
            <text:p text:style-name="Table_20_Contents"><text:s text:c="8"/>update( ( s &gt;&gt; 1 ) , l , true );</text:p>
            <text:p text:style-name="Table_20_Contents"><text:s text:c="4"/>}</text:p>
            <text:p text:style-name="Table_20_Contents"><text:s text:c="2"/>else if( l &lt; r )</text:p>
            <text:p text:style-name="Table_20_Contents"><text:s text:c="4"/>{</text:p>
            <text:p text:style-name="Table_20_Contents"><text:s text:c="6"/>int mid = l + r &gt;&gt; 1 ;</text:p>
            <text:p text:style-name="Table_20_Contents"><text:s text:c="6"/>create( l , mid , s &lt;&lt; 1 );</text:p>
            <text:p text:style-name="Table_20_Contents"><text:s text:c="6"/>create( mid + 1 , r , ( s &lt;&lt; 1 ) + 1 );</text:p>
            <text:p text:style-name="Table_20_Contents"><text:s text:c="4"/>}</text:p>
            <text:p text:style-name="Table_20_Contents"><text:s text:c="2"/>return ;</text:p>
            <text:p text:style-name="Table_20_Contents">}</text:p>
            <text:p text:style-name="Table_20_Contents"/>
            <text:p text:style-name="Table_20_Contents">int find( int l , int r , int s )</text:p>
            <text:p text:style-name="Table_20_Contents">{</text:p>
            <text:p text:style-name="Table_20_Contents"><text:s text:c="2"/>//return the min value</text:p>
            <text:p text:style-name="Table_20_Contents"><text:s text:c="2"/>if( node[ s ].l == l and node[ s ].r == r )</text:p>
            <text:p text:style-name="Table_20_Contents"><text:s text:c="4"/>return base [ node[ s ].minl ] &lt; base [ node[ s ].minr ] ? base [ node[ s ].minl ] : base [ node[ s ].minr ] ;</text:p>
            <text:p text:style-name="Table_20_Contents"><text:s text:c="2"/>if( node[ s ].l == node[ s ].r )</text:p>
            <text:p text:style-name="Table_20_Contents"><text:s text:c="4"/>return INF;</text:p>
            <text:p text:style-name="Table_20_Contents"><text:s text:c="2"/>else</text:p>
            <text:p text:style-name="Table_20_Contents"><text:s text:c="4"/>{</text:p>
            <text:p text:style-name="Table_20_Contents"><text:s text:c="6"/>int mid = node[ s ].l + node[ s ].r &gt;&gt; 1 ;</text:p>
            <text:p text:style-name="Table_20_Contents"><text:s text:c="6"/>if( mid &gt;= r )</text:p>
            <text:p text:style-name="Table_20_Contents"><text:s text:c="8"/>return find( l , r , ( s &lt;&lt; 1 ) );</text:p>
            <text:p text:style-name="Table_20_Contents"><text:s text:c="6"/>else if( mid &lt; l )</text:p>
            <text:p text:style-name="Table_20_Contents"><text:s text:c="8"/>return find( l , r , ( s &lt;&lt; 1 ) + 1 );</text:p>
            <text:p text:style-name="Table_20_Contents"><text:s text:c="6"/>else</text:p>
            <text:p text:style-name="Table_20_Contents"><text:s text:c="8"/>{</text:p>
            <text:p text:style-name="Table_20_Contents"><text:s text:c="10"/>int tx = find( l , mid , s &lt;&lt; 1 );</text:p>
            <text:p text:style-name="Table_20_Contents"><text:s text:c="10"/>int ty = find( mid + 1 , r , ( s &lt;&lt; 1 ) + 1 );</text:p>
            <text:p text:style-name="Table_20_Contents"><text:s text:c="10"/>return tx &lt; ty ? tx : ty; </text:p>
            <text:p text:style-name="Table_20_Contents"><text:s text:c="8"/>}</text:p>
            <text:p text:style-name="Table_20_Contents"><text:s text:c="4"/>}</text:p>
            <text:p text:style-name="Table_20_Contents">}</text:p>
            <text:p text:style-name="Table_20_Contents"/>
            <text:p text:style-name="Table_20_Contents">void init()</text:p>
            <text:p text:style-name="Table_20_Contents">{</text:p>
            <text:p text:style-name="Table_20_Contents"><text:soft-page-break/><text:s text:c="2"/>scanf("%d%d" , &amp;n , &amp;q );</text:p>
            <text:p text:style-name="Table_20_Contents"><text:s text:c="2"/>for(int i = 1 ; i &lt;= n ; ++ i )</text:p>
            <text:p text:style-name="Table_20_Contents"><text:s text:c="4"/>scanf( "%d" , &amp;base[ i ] ) ;</text:p>
            <text:p text:style-name="Table_20_Contents"><text:s/></text:p>
            <text:p text:style-name="Table_20_Contents"><text:s text:c="2"/>base[ n + 1 ] = INF ;</text:p>
            <text:p text:style-name="Table_20_Contents"><text:s/></text:p>
            <text:p text:style-name="Table_20_Contents"><text:s text:c="2"/>create( 1 , n , 1 );</text:p>
            <text:p text:style-name="Table_20_Contents"><text:s text:c="2"/></text:p>
            <text:p text:style-name="Table_20_Contents"><text:s text:c="2"/>return ;</text:p>
            <text:p text:style-name="Table_20_Contents">}</text:p>
            <text:p text:style-name="Table_20_Contents"/>
            <text:p text:style-name="Table_20_Contents">//trans string to integers</text:p>
            <text:p text:style-name="Table_20_Contents">void transfind( char ch [] )</text:p>
            <text:p text:style-name="Table_20_Contents">{</text:p>
            <text:p text:style-name="Table_20_Contents"><text:s text:c="2"/>int i , len = strlen( ch ) ;</text:p>
            <text:p text:style-name="Table_20_Contents"><text:s text:c="2"/>bool trans ;</text:p>
            <text:p text:style-name="Table_20_Contents"><text:s text:c="2"/>trans = false;</text:p>
            <text:p text:style-name="Table_20_Contents"><text:s text:c="2"/>qe[ 0 ] = 0;</text:p>
            <text:p text:style-name="Table_20_Contents"><text:s text:c="2"/>for( i = 0 <text:s/>; i &lt; len ; ++ i )</text:p>
            <text:p text:style-name="Table_20_Contents"><text:s text:c="4"/>if( ch[ i ] &lt;= '9' and ch[ i ] &gt;= '0' and not trans )</text:p>
            <text:p text:style-name="Table_20_Contents"><text:s text:c="6"/>{ qe[ ++ qe[ 0 ] ] = ch[ i ] - 48 ;trans = true ;}</text:p>
            <text:p text:style-name="Table_20_Contents"><text:s text:c="4"/>else if( ch[ i ] &lt;= '9' and ch[ i ] &gt;= '0' )</text:p>
            <text:p text:style-name="Table_20_Contents"><text:s text:c="6"/>{ qe[ qe[ 0 ] ] = qe[ qe[ 0 ] ] * 10 + ( ch[ i ] - 48 ) ;}</text:p>
            <text:p text:style-name="Table_20_Contents"><text:s text:c="4"/>else trans = false;</text:p>
            <text:p text:style-name="Table_20_Contents"><text:s text:c="2"/></text:p>
            <text:p text:style-name="Table_20_Contents"><text:s text:c="2"/>return ;</text:p>
            <text:p text:style-name="Table_20_Contents">}</text:p>
            <text:p text:style-name="Table_20_Contents"/>
            <text:p text:style-name="Table_20_Contents">void work( )</text:p>
            <text:p text:style-name="Table_20_Contents">{</text:p>
            <text:p text:style-name="Table_20_Contents"><text:s text:c="2"/>char ch[ 255 ];</text:p>
            <text:p text:style-name="Table_20_Contents"><text:s text:c="2"/>gets( ch );</text:p>
            <text:p text:style-name="Table_20_Contents"><text:s/></text:p>
            <text:p text:style-name="Table_20_Contents"><text:s text:c="2"/>for( int i = 1 ; i &lt;= q ; ++ i )</text:p>
            <text:p text:style-name="Table_20_Contents"><text:s text:c="4"/>{</text:p>
            <text:p text:style-name="Table_20_Contents"><text:s text:c="3"/></text:p>
            <text:p text:style-name="Table_20_Contents"><text:s text:c="6"/>gets( ch );</text:p>
            <text:p text:style-name="Table_20_Contents"><text:s text:c="6"/></text:p>
            <text:p text:style-name="Table_20_Contents"><text:soft-page-break/><text:s text:c="6"/>transfind( ch );</text:p>
            <text:p text:style-name="Table_20_Contents"><text:s text:c="6"/></text:p>
            <text:p text:style-name="Table_20_Contents"><text:s text:c="6"/>if( ch[ 0 ] == 's' )//shift</text:p>
            <text:p text:style-name="Table_20_Contents"><text:s text:c="8"/>{</text:p>
            <text:p text:style-name="Table_20_Contents"><text:s text:c="10"/>//shift the original value</text:p>
            <text:p text:style-name="Table_20_Contents"><text:s text:c="10"/>base[ 0 ] = base[ qe[ 1 ] ];</text:p>
            <text:p text:style-name="Table_20_Contents"><text:s text:c="10"/>for( int j = 1 ; j &lt; qe[ 0 ] ; ++ j )</text:p>
            <text:p text:style-name="Table_20_Contents"><text:s text:c="12"/>base[ qe[ j ] ] = base[ qe[ j + 1 ] ]; </text:p>
            <text:p text:style-name="Table_20_Contents"><text:s text:c="10"/>base[ qe[ qe[ 0 ] ] ] = base[ 0 ];</text:p>
            <text:p text:style-name="Table_20_Contents"><text:s text:c="10"/>//update the min value</text:p>
            <text:p text:style-name="Table_20_Contents"><text:s text:c="10"/>for( int j = 1 ; j &lt;= qe[ 0 ] ; ++ j )</text:p>
            <text:p text:style-name="Table_20_Contents"><text:s text:c="12"/>if( pos[ qe[ j ] ] &amp; 1 == 1 )</text:p>
            <text:p text:style-name="Table_20_Contents"><text:s text:c="14"/>update( pos[ qe[ j ] ] &gt;&gt; 1 , qe[ j ] , false );</text:p>
            <text:p text:style-name="Table_20_Contents"><text:s text:c="12"/>else</text:p>
            <text:p text:style-name="Table_20_Contents"><text:s text:c="14"/>update( pos[ qe[ j ] ] &gt;&gt; 1 , qe[ j ] , true );</text:p>
            <text:p text:style-name="Table_20_Contents"/>
            <text:p text:style-name="Table_20_Contents"><text:s text:c="8"/>}</text:p>
            <text:p text:style-name="Table_20_Contents"><text:s text:c="6"/>else//query</text:p>
            <text:p text:style-name="Table_20_Contents"><text:s text:c="8"/>printf( "%d\n" , find( qe[ 1 ] , qe[ 2 ] , 1 ) );</text:p>
            <text:p text:style-name="Table_20_Contents"><text:s text:c="2"/></text:p>
            <text:p text:style-name="Table_20_Contents"><text:s text:c="4"/>}</text:p>
            <text:p text:style-name="Table_20_Contents"><text:s text:c="2"/>return ;</text:p>
            <text:p text:style-name="Table_20_Contents">}</text:p>
            <text:p text:style-name="Table_20_Contents"/>
            <text:p text:style-name="Table_20_Contents">int main()</text:p>
            <text:p text:style-name="Table_20_Contents">{</text:p>
            <text:p text:style-name="Table_20_Contents"/>
            <text:p text:style-name="Table_20_Contents"><text:s text:c="2"/>init();</text:p>
            <text:p text:style-name="Table_20_Contents"/>
            <text:p text:style-name="Table_20_Contents"><text:s text:c="2"/>work();</text:p>
            <text:p text:style-name="Table_20_Contents"/>
            <text:p text:style-name="Table_20_Contents"><text:s text:c="2"/>return 0;</text:p>
            <text:p text:style-name="Table_20_Contents">}</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uYouran</meta:initial-creator>
    <meta:creation-date>2011-09-19T22:05:14</meta:creation-date>
    <dc:date>2011-09-19T23:12:52</dc:date>
    <dc:creator>LiuYouran</dc:creator>
    <meta:editing-duration>PT28M22S</meta:editing-duration>
    <meta:editing-cycles>4</meta:editing-cycles>
    <meta:generator>OpenOffice.org/3.3$Linux OpenOffice.org_project/330m20$Build-9567</meta:generator>
    <meta:document-statistic meta:table-count="1" meta:image-count="0" meta:object-count="0" meta:page-count="5" meta:paragraph-count="161" meta:word-count="1189" meta:character-count="4306"/>
  </office:meta>
</office:document-meta>
</file>